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7b43"/>
    </style:style>
    <style:style style:name="T1" style:family="text">
      <style:text-properties officeooo:rsid="00157b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# Erster Versuch Exponential-Random-Graph Modell</text:span></text:p>
      <text:p text:style-name="P1"><text:span text:style-name="T1">#install.packages("statnet")</text:span></text:p>
      <text:p text:style-name="P1"><text:span text:style-name="T1">library(ergm) # ERGM-Paket</text:span></text:p>
      <text:p text:style-name="P1"><text:span text:style-name="T1">library(sand) # SAND-Paket</text:span></text:p>
      <text:p text:style-name="P1"><text:span text:style-name="T1">library(statnet)</text:span></text:p>
      <text:p text:style-name="P1"><text:span text:style-name="T1">## Graph Year in ERGM-Format bringen</text:span></text:p>
      <text:p text:style-name="P1"><text:span text:style-name="T1"/></text:p>
      <text:p text:style-name="P1"><text:span text:style-name="T1">A &lt;- get.adjacency(GraphYear[[10]])</text:span></text:p>
      <text:p text:style-name="P1"><text:span text:style-name="T1">v.attrs &lt;- get.data.frame(GraphYear[[10]], what = "vertices")</text:span></text:p>
      <text:p text:style-name="P1"><text:span text:style-name="T1">e.attrs &lt;- get.data.frame(GraphYear[[10]], what = "edges")</text:span></text:p>
      <text:p text:style-name="P1"><text:span text:style-name="T1">head(e.attrs)</text:span></text:p>
      <text:p text:style-name="P1"><text:span text:style-name="T1">ergm.Graph1.s &lt;- network::as.network(as.matrix(A), directed = T)</text:span></text:p>
      <text:p text:style-name="P1"><text:span text:style-name="T1">network::set.vertex.attribute(Graph1.s, "Country_Code", v.attrs$name)</text:span></text:p>
      <text:p text:style-name="P1"><text:span text:style-name="T1">network::set.vertex.attribute(Graph1.s, "Country_Name", v.attrs$Country_Name)</text:span></text:p>
      <text:p text:style-name="P1"><text:span text:style-name="T1">network::set.vertex.attribute(Graph1.s, "Continent", v.attrs$Continent)</text:span></text:p>
      <text:p text:style-name="P1"><text:span text:style-name="T1">network::set.vertex.attribute(Graph1.s, "Region", v.attrs$Region)</text:span></text:p>
      <text:p text:style-name="P1"><text:span text:style-name="T1">network::set.edge.attribute(Graph1.s, "Year", e.attrs$Year)</text:span></text:p>
      <text:p text:style-name="P1"><text:span text:style-name="T1">network::set.edge.attribute(Graph1.s, "Value", e.attrs$Value)</text:span></text:p>
      <text:p text:style-name="P1"><text:span text:style-name="T1">network::set.edge.attribute(Graph1.s, "Data_Source", e.attrs$Data_Source)</text:span></text:p>
      <text:p text:style-name="P1"><text:span text:style-name="T1">network::set.edge.attribute(Graph1.s, "IsMirror", e.attrs$IsMirror)</text:span></text:p>
      <text:p text:style-name="P1"><text:span text:style-name="T1">network::set.edge.attribute(Graph1.s, "PRIO_Weapons_Code", e.attrs$PRIO_Weapons_Code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#####################Modell nach Empfehlung aus Buch: ERGM for Social Networks (Robins)</text:span></text:p>
      <text:p text:style-name="P1"><text:span text:style-name="T1"/></text:p>
      <text:p text:style-name="P1"><text:span text:style-name="T1"># empfohlene Statistiken:</text:span></text:p>
      <text:p text:style-name="P1"><text:span text:style-name="T1"># - edges</text:span></text:p>
      <text:p text:style-name="P1"><text:span text:style-name="T1"><text:s text:c="4"/># This is a baseline propensity for the formation</text:span></text:p>
      <text:p text:style-name="P1"><text:span text:style-name="T1"># - reciprocity (mutual)</text:span></text:p>
      <text:p text:style-name="P1"><text:span text:style-name="T1"><text:s text:c="4"/># This is often positive, suggesting that reciprocated ties are very likely</text:span></text:p>
      <text:p text:style-name="P1"><text:span text:style-name="T1"><text:s text:c="4"/># to be observed for positive networks</text:span></text:p>
      <text:p text:style-name="P1"><text:span text:style-name="T1"># - popularity spread (gwidegree)</text:span></text:p>
      <text:p text:style-name="P1"><text:span text:style-name="T1"><text:s text:c="4"/># A negative popularity spread parameter indicates that most actors have</text:span></text:p>
      <text:p text:style-name="P1"><text:span text:style-name="T1"><text:s text:c="4"/># simular levels of popularity (the network is not centralized on in - degree)</text:span></text:p>
      <text:p text:style-name="P1"><text:span text:style-name="T1"># - activity spread (gwodegree)</text:span></text:p>
      <text:p text:style-name="P1"><text:span text:style-name="T1"><text:s text:c="4"/># A negative activity spread parameter indicates that most actors have</text:span></text:p>
      <text:p text:style-name="P1"><text:span text:style-name="T1"><text:s text:c="4"/># similar levels of activity </text:span></text:p>
      <text:p text:style-name="P1"><text:span text:style-name="T1"># - some form of alternating triangle and cyclic parameters (gwesp, ctriple)</text:span></text:p>
      <text:p text:style-name="P1"><text:span text:style-name="T1"># - Connectivity (gwdsp)</text:span></text:p>
      <text:p text:style-name="P1"><text:span text:style-name="T1"/></text:p>
      <text:p text:style-name="P1"><text:span text:style-name="T1"/></text:p>
      <text:p text:style-name="P1"><text:span text:style-name="T1">#robin.ergm &lt;- formula(Graph1.s ~ edges + mutual + gwidegree(0.25) + gwodegree(0.25) + istar(2) + ostar(2) + gwesp + ctriple + gwdsp)</text:span></text:p>
      <text:p text:style-name="P1"><text:span text:style-name="T1">#summary.statistics(robin.ergm)</text:span></text:p>
      <text:p text:style-name="P1"><text:span text:style-name="T1">#robin.ergm.fit &lt;- ergm(robin.ergm)</text:span></text:p>
      <text:p text:style-name="P1"><text:span text:style-name="T1">#summary.ergm(robin.ergm.fit)</text:span></text:p>
      <text:p text:style-name="P1"><text:span text:style-name="T1"># Volles Modell degeneriert/ funktioniert nicht</text:span></text:p>
      <text:p text:style-name="P1"><text:span text:style-name="T1"/></text:p>
      <text:p text:style-name="P1"><text:span text:style-name="T1">#einzelne Statistiken von Robin ausprobieren</text:span></text:p>
      <text:p text:style-name="P1"><text:soft-page-break/><text:span text:style-name="T1"/></text:p>
      <text:p text:style-name="P1"><text:span text:style-name="T1"/></text:p>
      <text:p text:style-name="P1"><text:span text:style-name="T1">robin.ergm1 &lt;- formula(Graph1.s ~ edges + gwidegree(0.25, fixed = T))</text:span></text:p>
      <text:p text:style-name="P1"><text:span text:style-name="T1">robin.ergm2 &lt;- formula(Graph1.s ~ edges + gwodegree(0.25, fixed = T))</text:span></text:p>
      <text:p text:style-name="P1"><text:span text:style-name="T1">robin.ergm3 &lt;- formula(Graph1.s ~ edges + gwesp(fixed = T))</text:span></text:p>
      <text:p text:style-name="P1"><text:span text:style-name="T1">robin.ergm4 &lt;- formula(Graph1.s ~ edges + ctriple)</text:span></text:p>
      <text:p text:style-name="P1"><text:span text:style-name="T1">robin.ergm5 &lt;- formula(Graph1.s ~ edges + gwdsp(fixed = T))</text:span></text:p>
      <text:p text:style-name="P1"><text:span text:style-name="T1">robin.ergm6 &lt;- formula(Graph1.s ~ edges + mutual)</text:span></text:p>
      <text:p text:style-name="P1"><text:span text:style-name="T1"/></text:p>
      <text:p text:style-name="P1"><text:span text:style-name="T1">summary.statistics(robin.ergm1)</text:span></text:p>
      <text:p text:style-name="P1"><text:span text:style-name="T1">summary.statistics(robin.ergm2)</text:span></text:p>
      <text:p text:style-name="P1"><text:span text:style-name="T1">summary.statistics(robin.ergm3)</text:span></text:p>
      <text:p text:style-name="P1"><text:span text:style-name="T1">summary.statistics(robin.ergm4)</text:span></text:p>
      <text:p text:style-name="P1"><text:span text:style-name="T1">summary.statistics(robin.ergm5)</text:span></text:p>
      <text:p text:style-name="P1"><text:span text:style-name="T1">summary.statistics(robin.ergm6)</text:span></text:p>
      <text:p text:style-name="P1"><text:span text:style-name="T1"/></text:p>
      <text:p text:style-name="P1"><text:span text:style-name="T1">#robin.ergm1.fit &lt;- ergm(robin.ergm1) # konvergiert</text:span></text:p>
      <text:p text:style-name="P1"><text:span text:style-name="T1">summary.ergm(robin.ergm1.fit)</text:span></text:p>
      <text:p text:style-name="P1"><text:span text:style-name="T1"/></text:p>
      <text:p text:style-name="P1"><text:span text:style-name="T1">#robin.ergm2.fit &lt;- ergm(robin.ergm2) # läuft durch aber konvergiert nicht</text:span></text:p>
      <text:p text:style-name="P1"><text:span text:style-name="T1">summary.ergm(robin.ergm2.fit)</text:span></text:p>
      <text:p text:style-name="P1"><text:span text:style-name="T1"/></text:p>
      <text:p text:style-name="P1"><text:span text:style-name="T1">#robin.ergm3.fit &lt;- ergm(robin.ergm3) # konvergiert</text:span></text:p>
      <text:p text:style-name="P1"><text:span text:style-name="T1">summary.ergm(robin.ergm3.fit)</text:span></text:p>
      <text:p text:style-name="P1"><text:span text:style-name="T1"/></text:p>
      <text:p text:style-name="P1"><text:span text:style-name="T1">#robin.ergm4.fit &lt;- ergm(robin.ergm4) # Fehlermeldung. degeneriert anscheinend</text:span></text:p>
      <text:p text:style-name="P1"><text:span text:style-name="T1">summary.ergm(robin.ergm4.fit)</text:span></text:p>
      <text:p text:style-name="P1"><text:span text:style-name="T1"/></text:p>
      <text:p text:style-name="P1"><text:span text:style-name="T1">#robin.ergm5.fit &lt;- ergm(robin.ergm5) # läuft durch aber konvergiert nicht</text:span></text:p>
      <text:p text:style-name="P1"><text:span text:style-name="T1">summary.ergm(robin.ergm5.fit)</text:span></text:p>
      <text:p text:style-name="P1"><text:span text:style-name="T1"/></text:p>
      <text:p text:style-name="P1"><text:span text:style-name="T1">#robin.ergm6.fit &lt;- ergm(robin.ergm6) # konvergiert</text:span></text:p>
      <text:p text:style-name="P1"><text:span text:style-name="T1">summary.ergm(robin.ergm6.fit)</text:span></text:p>
      <text:p text:style-name="P1"><text:span text:style-name="T1"/></text:p>
      <text:p text:style-name="P1"><text:span text:style-name="T1"/></text:p>
      <text:p text:style-name="P1"><text:span text:style-name="T1"># mcmc.diagnostics nutzen um herauszufinden welche statistiken für degeneration verantwortlich sind:</text:span></text:p>
      <text:p text:style-name="P1"><text:span text:style-name="T1"/></text:p>
      <text:p text:style-name="P1"><text:span text:style-name="T1"># Dazu in Vorgängerarbeit:</text:span></text:p>
      <text:p text:style-name="P1"><text:span text:style-name="T1">#</text:span></text:p>
      <text:p text:style-name="P1"><text:span text:style-name="T1"># Die Abbildungen sind hierbei jeweils wie folgt zu interpretieren: Die linke Seite zeigt</text:span></text:p>
      <text:p text:style-name="P1"><text:span text:style-name="T1"># für jede in das jeweilige Modell integrierte Statistik die Werte, welche diese Statistik</text:span></text:p>
      <text:p text:style-name="P1"><text:span text:style-name="T1"># auf den via MCMC simulierten Netzwerken annimmt (man nennt diese Abbildungen</text:span></text:p>
      <text:p text:style-name="P1"><text:span text:style-name="T1"># auch trace plots). Diese Werte sind hierbei um den Wert der jeweiligen Statistik auf</text:span></text:p>
      <text:p text:style-name="P1"><text:span text:style-name="T1"># dem beobachteten Netzwerk zentriert. Die rechte Seite zeigt die empirische Dichtefunktion</text:span></text:p>
      <text:p text:style-name="P1"><text:span text:style-name="T1"># über den möglichen (zentrierten) Zuständen der betreffenden Statistik, basierend</text:span></text:p>
      <text:p text:style-name="P1"><text:span text:style-name="T1"># auf den simulierten Netzwerken</text:span></text:p>
      <text:p text:style-name="P1"><text:span text:style-name="T1"># [...]</text:span></text:p>
      <text:p text:style-name="P1"><text:span text:style-name="T1"># Wie sieht nun also eine gute MCMC-Diagnose aus? Die empirische Dichtefunktion</text:span></text:p>
      <text:p text:style-name="P1"><text:span text:style-name="T1"># sollte für jede zentrierte integrierte Statistik 􀀀# symmetrisch um Null verlaufen, da</text:span></text:p>
      <text:p text:style-name="P1"><text:span text:style-name="T1"># der Erwartungswert der zentrierten Statistik ...</text:span></text:p>
      <text:p text:style-name="P1"><text:span text:style-name="T1">#</text:span></text:p>
      <text:p text:style-name="P1"><text:soft-page-break/><text:span text:style-name="T1"># gerade Null betragen sollte. Ist dies nicht der Fall, so weichen die konstruierten Netzwerke</text:span></text:p>
      <text:p text:style-name="P1"><text:span text:style-name="T1"># in der betreffenden Statistik systematisch vom beobachteten Netzwerk ab und</text:span></text:p>
      <text:p text:style-name="P1"><text:span text:style-name="T1"># können somit nicht als aus der selben Verteilung stammend angenommen werden.</text:span></text:p>
      <text:p text:style-name="P1"><text:span text:style-name="T1"># Zusätzlich sollten die Trajektorien auf der rechten Seite weder eine Abhängigkeitsstruktur</text:span></text:p>
      <text:p text:style-name="P1"><text:span text:style-name="T1"># erkennbar werden lassen, noch konstant auf einem Wert verharren. Ersteres</text:span></text:p>
      <text:p text:style-name="P1"><text:span text:style-name="T1"># wäre ein Indikator dafür, dass der konstruierte stochastische Prozess die Markov-</text:span></text:p>
      <text:p text:style-name="P1"><text:span text:style-name="T1"># Eigenschaft verletzt, letzteres dafür, dass er konstant auf einem Netzwerk verharrt.</text:span></text:p>
      <text:p text:style-name="P1"><text:span text:style-name="T1"/></text:p>
      <text:p text:style-name="P1"><text:span text:style-name="T1">mcmc.diagnostics(robin.ergm1.fit) #passt (gwidegree)</text:span></text:p>
      <text:p text:style-name="P1"><text:span text:style-name="T1">mcmc.diagnostics(robin.ergm2.fit) # schlecht</text:span></text:p>
      <text:p text:style-name="P1"><text:span text:style-name="T1">mcmc.diagnostics(robin.ergm3.fit) # schlecht</text:span></text:p>
      <text:p text:style-name="P1"><text:span text:style-name="T1">mcmc.diagnostics(robin.ergm4.fit) # schlecht</text:span></text:p>
      <text:p text:style-name="P1"><text:span text:style-name="T1">mcmc.diagnostics(robin.ergm5.fit) # schlecht</text:span></text:p>
      <text:p text:style-name="P1"><text:span text:style-name="T1">mcmc.diagnostics(robin.ergm6.fit) # passt (mutual)</text:span></text:p>
      <text:p text:style-name="P1"><text:span text:style-name="T1"/></text:p>
      <text:p text:style-name="P1"><text:span text:style-name="T1">##### mutual, gwidegree </text:span></text:p>
      <text:p text:style-name="P1"><text:span text:style-name="T1"/></text:p>
      <text:p text:style-name="P1"><text:span text:style-name="T1">robin.ergm16 &lt;- formula(Graph1.s ~ edges + mutual + gwidegree(0.25, fixed = T))</text:span></text:p>
      <text:p text:style-name="P1"><text:span text:style-name="T1">summary.statistics(robin.ergm16)</text:span></text:p>
      <text:p text:style-name="P1"><text:span text:style-name="T1">robin.ergm16.fit &lt;- ergm(robin.ergm16)</text:span></text:p>
      <text:p text:style-name="P1"><text:span text:style-name="T1">summary.ergm(robin.ergm16.fit)</text:span></text:p>
      <text:p text:style-name="P1"><text:span text:style-name="T1">mcmc.diagnostics(robin.ergm16.fit) ### passt</text:span></text:p>
      <text:p text:style-name="P1"><text:span text:style-name="T1"/></text:p>
      <text:p text:style-name="P1"><text:span text:style-name="T1">#####ersatz suchen für restliche statistiken</text:span></text:p>
      <text:p text:style-name="P1"><text:span text:style-name="T1">robin.ergm7 &lt;- formula(Graph1.s ~ edges + ostar(2))</text:span></text:p>
      <text:p text:style-name="P1"><text:span text:style-name="T1">robin.ergm8 &lt;- formula(Graph1.s ~ edges + dsp(1))</text:span></text:p>
      <text:p text:style-name="P1"><text:span text:style-name="T1">robin.ergm9 &lt;- formula(Graph1.s ~ edges + esp(1))</text:span></text:p>
      <text:p text:style-name="P1"><text:span text:style-name="T1">robin.ergm10 &lt;- formula(Graph1.s ~ edges + cycle(4)) # The directed cycle terms of lengths 2 and 3</text:span></text:p>
      <text:p text:style-name="P1"><text:span text:style-name="T1"><text:s text:c="53"/># are equivalent to mutual and ctriple (respectively)</text:span></text:p>
      <text:p text:style-name="P1"><text:span text:style-name="T1"/></text:p>
      <text:p text:style-name="P1"><text:span text:style-name="T1">robin.ergm7.fit &lt;- ergm(robin.ergm7)</text:span></text:p>
      <text:p text:style-name="P1"><text:span text:style-name="T1">robin.ergm8.fit &lt;- ergm(robin.ergm8)</text:span></text:p>
      <text:p text:style-name="P1"><text:span text:style-name="T1">robin.ergm9.fit &lt;- ergm(robin.ergm9)</text:span></text:p>
      <text:p text:style-name="P1"><text:span text:style-name="T1">robin.ergm10.fit &lt;- ergm(robin.ergm10)</text:span></text:p>
      <text:p text:style-name="P1"><text:span text:style-name="T1"/></text:p>
      <text:p text:style-name="P1"><text:span text:style-name="T1">mcmc.diagnostics(robin.ergm7.fit) # passt nicht</text:span></text:p>
      <text:p text:style-name="P1"><text:span text:style-name="T1">mcmc.diagnostics(robin.ergm8.fit) #passt (dsp(1))</text:span></text:p>
      <text:p text:style-name="P1"><text:span text:style-name="T1">mcmc.diagnostics(robin.ergm9.fit) #passt (esp(1))</text:span></text:p>
      <text:p text:style-name="P1"><text:span text:style-name="T1">mcmc.diagnostics(robin.ergm10.fit)</text:span></text:p>
      <text:p text:style-name="P1"><text:span text:style-name="T1"/></text:p>
      <text:p text:style-name="P1"><text:span text:style-name="T1">#dsp und esp aufnehmen</text:span></text:p>
      <text:p text:style-name="P1"><text:span text:style-name="T1">robin.ergm1689 &lt;- formula(Graph1.s ~ edges + mutual + gwidegree(0.25, fixed = T) + dsp(1) + esp(1))</text:span></text:p>
      <text:p text:style-name="P1"><text:span text:style-name="T1">summary.statistics(robin.ergm1689)</text:span></text:p>
      <text:p text:style-name="P1"><text:span text:style-name="T1">robin.ergm1689.fit &lt;- ergm(robin.ergm1689)</text:span></text:p>
      <text:p text:style-name="P1"><text:span text:style-name="T1">summary.ergm(robin.ergm1689.fit)</text:span></text:p>
      <text:p text:style-name="P1"><text:span text:style-name="T1">mcmc.diagnostics(robin.ergm1689.fit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 AMT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7:26:31.12</meta:creation-date>
    <dc:date>2015-04-08T17:27:05.67</dc:date>
    <meta:editing-duration>P0D</meta:editing-duration>
    <meta:editing-cycles>1</meta:editing-cycles>
    <meta:document-statistic meta:table-count="0" meta:image-count="0" meta:object-count="0" meta:page-count="4" meta:paragraph-count="119" meta:word-count="685" meta:character-count="6196" meta:non-whitespace-character-count="5548"/>
    <meta:generator>LibreOffice/4.0.1.2$Windows_x86 LibreOffice_project/84102822e3d61eb989ddd325abf1ac077904985</meta:generator>
  </office:meta>
</office:document-meta>
</file>